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5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ítulo_20_y_20_objetos-notes">
      <style:graphic-properties draw:fill-color="#ffffff" fo:min-height="13.365cm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ítulo_20_y_20_objetos-title">
      <style:graphic-properties fo:min-height="3.174cm"/>
    </style:style>
    <style:style style:name="pr9" style:family="presentation" style:parent-style-name="Título_20_y_20_objetos-notes">
      <style:graphic-properties draw:fill-color="#ffffff" fo:min-height="13.364cm"/>
    </style:style>
    <style:style style:name="pr10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margin-left="1.387cm" fo:margin-right="0cm" fo:text-indent="-1.387cm">
        <style:tab-stops>
          <style:tab-stop style:position="0.129cm"/>
        </style:tab-stops>
      </style:paragraph-properties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DESENVOLUPAMENT D’UN VIDEOJOC</text:span></text:p>
          </draw:text-box>
        </draw:frame>
        <draw:frame draw:name="2 Subtítulo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Alejandro Álvar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tivació" draw:style-name="dp1" draw:master-page-name="Título_20_y_20_objetos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tivació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Interès personal pels jocs</text:span></text:p>
              </text:list-item>
              <text:list-item>
                <text:p text:style-name="P4"><text:span text:style-name="T3">Experiència prèvia</text:span></text:p>
              </text:list-item>
              <text:list-item>
                <text:p text:style-name="P4"><text:span text:style-name="T3">Interès per la informàt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ipòtesi i objectius" draw:style-name="dp1" draw:master-page-name="Título_20_y_20_objetos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pòtesi i objectius</text:span></text:p>
          </draw:text-box>
        </draw:frame>
        <draw:frame draw:name="2 Marcador de contenido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“</text:span><text:span text:style-name="T3">És possible dissenyar i implementar un joc 3D amb coneixements bàsics de programació”</text:span></text:p>
              </text:list-item>
              <text:list-item>
                <text:p text:style-name="P4"><text:span text:style-name="T3">Objectiu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Analitzar la història, tipus i estructura dels jocs amb PC</text:span></text:p>
                  </text:list-item>
                  <text:list-item>
                    <text:p text:style-name="P5"><text:span text:style-name="T4">Dissenyar el guió narratiu d’un joc</text:span></text:p>
                  </text:list-item>
                  <text:list-item>
                    <text:p text:style-name="P5"><text:span text:style-name="T4">Aprendre a utilitzar el motor Blender</text:span></text:p>
                  </text:list-item>
                  <text:list-item>
                    <text:p text:style-name="P5"><text:span text:style-name="T4">Aprendre a utilitzar el motor de joc BGE</text:span></text:p>
                  </text:list-item>
                  <text:list-item>
                    <text:p text:style-name="P5"><text:span text:style-name="T4">Implementar el j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onologia" draw:style-name="dp1" draw:master-page-name="Título_20_y_20_objetos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nificació</text:span></text:p>
          </draw:text-box>
        </draw:frame>
        <draw:frame draw:name="2 Marcador de contenido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Part teòric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Recerca bibliogràfica sobre els videojocs</text:span></text:p>
                  </text:list-item>
                  <text:list-item>
                    <text:p text:style-name="P5"><text:span text:style-name="T4">Contacte amb una professora de la UPC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Part pràctic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Realització de </text:span><text:span text:style-name="T5">tutorials</text:span><text:span text:style-name="T4"> per a la modelització d’objectes</text:span></text:p>
                  </text:list-item>
                  <text:list-item>
                    <text:p text:style-name="P5"><text:span text:style-name="T4">Realització de </text:span><text:span text:style-name="T5">tutorials</text:span><text:span text:style-name="T4"> per crear jocs amb la interfície gràfica</text:span></text:p>
                  </text:list-item>
                  <text:list-item>
                    <text:p text:style-name="P5"><text:span text:style-name="T4">Aprenentatge del llenguatge Python </text:span></text:p>
                  </text:list-item>
                  <text:list-item>
                    <text:p text:style-name="P5"><text:span text:style-name="T4">Implementació per etapes del joc</text:span></text:p>
                  </text:list-item>
                  <text:list-item>
                    <text:p text:style-name="P5"><text:span text:style-name="T4">Proves d’usuari</text:span></text:p>
                  </text:list-item>
                  <text:list-item>
                    <text:p text:style-name="P5"><text:span text:style-name="T4">Escriptura de la memò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draw:frame presentation:style-name="pr8" draw:text-style-name="P6" draw:layer="layout" svg:width="22.859cm" svg:height="3.174cm" svg:x="1.27cm" svg:y="0.763cm" presentation:class="title">
          <draw:text-box>
            <text:p text:style-name="P6"><text:span text:style-name="T6">Característiques del joc</text:span></text:p>
          </draw:text-box>
        </draw:frame>
        <draw:frame draw:style-name="gr2" draw:layer="layout" svg:width="23cm" svg:height="11.23cm" svg:x="1.8cm" svg:y="5.4cm">
          <draw:text-box>
            <text:p><text:span text:style-name="T7">Característiques generals</text:span></text:p>
            <text:p/>
            <text:list text:style-name="L6">
              <text:list-item>
                <text:p>Tipologia de joc: aventura</text:p>
              </text:list-item>
              <text:list-item>
                <text:p>Dimensió: 3D</text:p>
              </text:list-item>
              <text:list-item>
                <text:p>Perspectiva: primera-persona</text:p>
              </text:list-item>
              <text:list-item>
                <text:p>Interacció: teclat i ratolí</text:p>
              </text:list-item>
              <text:list-item>
                <text:p>Media: música</text:p>
              </text:list-item>
              <text:list-item>
                <text:p>Motor de joc: blender</text:p>
              </text:list-item>
              <text:list-item>
                <text:p>Programació: python</text:p>
              </text:list-item>
              <text:list-item>
                <text:p>Sistema operatiu: multiplataforma</text:p>
              </text:list-item>
              <text:list-item>
                <text:p>Públic: juvenil</text:p>
              </text:list-item>
              <text:list-item>
                <text:p>Narrativa: misteri, màgia, filosofia</text:p>
              </text:list-item>
              <text:list-item>
                <text:p>Instruccions: pantalles inicial, intermitges i final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draw:frame presentation:style-name="pr8" draw:text-style-name="P6" draw:layer="layout" svg:width="22.859cm" svg:height="3.625cm" svg:x="1.27cm" svg:y="0.538cm" presentation:class="title" presentation:user-transformed="true">
          <draw:text-box>
            <text:p text:style-name="P6"><text:span text:style-name="T6">Característiques del joc</text:span><text:span text:style-name="T6"><text:line-break/></text:span><text:span text:style-name="T6">Escenaris</text:span></text:p>
          </draw:text-box>
        </draw:frame>
        <draw:frame draw:style-name="gr2" draw:layer="layout" svg:width="18cm" svg:height="13.76cm" svg:x="1cm" svg:y="4.129cm">
          <draw:text-box>
            <text:p text:style-name="P7"><text:span text:style-name="T8">Rebedor: servir d'enllaç entre sales</text:span></text:p>
            <text:p text:style-name="P7"><text:span text:style-name="T8"/></text:p>
            <text:p text:style-name="P7"><text:span text:style-name="T8"/></text:p>
            <text:p text:style-name="P7"><text:span text:style-name="T8">Sala del enigmes: resoldre 3 enigmes successius</text:span></text:p>
            <text:p text:style-name="P7"><text:span text:style-name="T8"><text:tab/></text:span><text:span text:style-name="T8"><text:tab/></text:span><text:span text:style-name="T8">- enigme 1: tipus endevinalla</text:span></text:p>
            <text:p text:style-name="P7"><text:span text:style-name="T8"><text:tab/></text:span><text:span text:style-name="T8"><text:tab/></text:span><text:span text:style-name="T8">- enigme 2: tipus jeroglífic</text:span></text:p>
            <text:p text:style-name="P7"><text:span text:style-name="T8"><text:tab/></text:span><text:span text:style-name="T8"><text:tab/></text:span><text:span text:style-name="T8">- enigme 3: tipus matemàtic</text:span></text:p>
            <text:p text:style-name="P7"><text:span text:style-name="T8">Sala de la bola: empenyar una bola per un passadis penjant sobre un precipici de foc</text:span></text:p>
            <text:p text:style-name="P7"><text:span text:style-name="T8"><text:tab/></text:span><text:span text:style-name="T8"><text:tab/></text:span></text:p>
            <text:p text:style-name="P7"><text:span text:style-name="T8">Laberint: rrobar la sortida</text:span></text:p>
            <text:p text:style-name="P7"><text:span text:style-name="T8"/></text:p>
            <text:p text:style-name="P7"><text:span text:style-name="T8">Sala de les plataformes</text:span></text:p>
            <text:p text:style-name="P7"><text:span text:style-name="T8"><text:tab/></text:span><text:span text:style-name="T8"><text:tab/></text:span><text:span text:style-name="T8">Trobar la sortida saltant de plataforma a plataforma</text:span></text:p>
            <text:p text:style-name="P7"><text:span text:style-name="T8"/></text:p>
            <text:p text:style-name="P7"><text:span text:style-name="T8">Sala final</text:span></text:p>
            <text:p text:style-name="P7"><text:span text:style-name="T8"><text:tab/></text:span><text:span text:style-name="T8"><text:tab/></text:span><text:span text:style-name="T8">Recollir el premi</text:span></text:p>
            <text:list text:style-name="L6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frame presentation:style-name="pr8" draw:text-style-name="P6" draw:layer="layout" svg:width="22.859cm" svg:height="3.174cm" svg:x="1.27cm" svg:y="0.763cm" presentation:class="title">
          <draw:text-box>
            <text:p text:style-name="P6"><text:span text:style-name="T6">Disseny i implementació</text:span></text:p>
          </draw:text-box>
        </draw:frame>
        <draw:frame draw:style-name="gr2" draw:layer="layout" svg:width="20.4cm" svg:height="4.517cm" svg:x="1.8cm" svg:y="5cm">
          <draw:text-box>
            <text:list text:style-name="L6">
              <text:list-item>
                <text:p>Modelatge geomètric dels objectes i escenaris</text:p>
              </text:list-item>
              <text:list-item>
                <text:p>Texturació</text:p>
              </text:list-item>
              <text:list-item>
                <text:p>Animació</text:p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draw:frame presentation:style-name="pr8" draw:text-style-name="P6" draw:layer="layout" svg:width="22.859cm" svg:height="3.174cm" svg:x="1.27cm" svg:y="0.763cm" presentation:class="title">
          <draw:text-box>
            <text:p text:style-name="P6"><text:span text:style-name="T6">Disseny i implementació</text:span></text:p>
          </draw:text-box>
        </draw:frame>
        <draw:frame draw:style-name="gr2" draw:layer="layout" svg:width="20.4cm" svg:height="8.783cm" svg:x="3.2cm" svg:y="4.884cm">
          <draw:text-box>
            <text:list text:style-name="L6">
              <text:list-header>
                <text:p/>
              </text:list-header>
              <text:list-item>
                <text:p>Definició de la lògica </text:p>
                <text:p>Model sensor controlador actuador</text:p>
                <text:p>Model sensor controlador=script python</text:p>
                <text:p>Accions implementades:</text:p>
                <text:list>
                  <text:list-item>
                    <text:list>
                      <text:list-item>
                        <text:p>Control del temps i puntuació</text:p>
                      </text:list-item>
                      <text:list-item>
                        <text:p>Canvi d'escenaris</text:p>
                      </text:list-item>
                      <text:list-item>
                        <text:p>Música on/off</text:p>
                      </text:list-item>
                      <text:list-item>
                        <text:p>Llençament d'animacions</text:p>
                      </text:list-item>
                      <text:list-item>
                        <text:p>navegació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ts" draw:style-name="dp1" draw:master-page-name="Título_20_y_20_objetos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ats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mostració </text:span><text:span text:style-name="T9">ingam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Escenes</text:span></text:p>
                  </text:list-item>
                  <text:list-item>
                    <text:p text:style-name="P5"><text:span text:style-name="T4">Navegació</text:span></text:p>
                  </text:list-item>
                  <text:list-item>
                    <text:p text:style-name="P5"><text:span text:style-name="T5">Scrip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10">Enigmes</text:span></text:p>
                      </text:list-item>
                      <text:list-item>
                        <text:p text:style-name="P8"><text:span text:style-name="T10">Puntuació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s i línies de treball futur" draw:style-name="dp1" draw:master-page-name="Título_20_y_20_objetos" presentation:presentation-page-layout-name="AL2T11">
        <draw:frame draw:name="1 Título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Conclusions i línies de treball futur</text:span></text:p>
          </draw:text-box>
        </draw:frame>
        <draw:frame draw:name="2 Marcador de contenido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Objectius assolits</text:span></text:p>
              </text:list-item>
              <text:list-item>
                <text:p text:style-name="P4"><text:span text:style-name="T3">Acompliment de la planificació</text:span></text:p>
              </text:list-item>
              <text:list-item>
                <text:p text:style-name="P4"><text:span text:style-name="T3">Pluridisciplinaritat del treball</text:span></text:p>
                <text:p text:style-name="P4"><text:span text:style-name="T3"/></text:p>
              </text:list-item>
              <text:list-item>
                <text:p text:style-name="P4"><text:span text:style-name="T3">Millores en el joc</text:span></text:p>
              </text:list-item>
              <text:list-item>
                <text:p text:style-name="P4"><text:span text:style-name="T3">Jocs més ambicios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s" style:country-asian="ES" style:font-style-asian="normal" style:font-weight-asian="normal" style:font-family-complex="'Lohit Hind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s" style:country-asian="ES" style:font-style-asian="normal" style:font-weight-asian="normal" style:font-family-complex="'Lohit Hind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Feu clic per editar el format del text del títol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2-17">17/12/13</text:date></text:span></text:p>
        </draw:text-box>
      </draw:frame>
      <draw:frame draw:name="4 Marcador de pie de página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Feu clic per editar el format del text del títol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Feu clic per editar el format del text de l'esquema</text:span></text:p>
              <text:list>
                <text:list-item>
                  <text:p text:style-name="MP8"><text:span text:style-name="MT3">Segon nivell d'esquema</text:span></text:p>
                  <text:list>
                    <text:list-item>
                      <text:p text:style-name="MP8"><text:span text:style-name="MT3">Tercer nivell d'esquema</text:span></text:p>
                      <text:list>
                        <text:list-item>
                          <text:p text:style-name="MP8"><text:span text:style-name="MT3">Quart nivell d'esquema</text:span></text:p>
                          <text:list>
                            <text:list-item>
                              <text:p text:style-name="MP8"><text:span text:style-name="MT3">Cinquè nivell d'esquema</text:span></text:p>
                              <text:list>
                                <text:list-item>
                                  <text:p text:style-name="MP8"><text:span text:style-name="MT3">Sisè nivell d'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tè nivell d'esquemaHaga clic para modificar el estilo de texto del patrón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12-17">17/12/13</text:date></text:span></text:p>
        </draw:text-box>
      </draw:frame>
      <draw:frame draw:name="4 Marcador de pie de página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17T20:55:36</dc:date>
    <dc:creator>Dani Tost</dc:creator>
    <meta:document-statistic meta:object-count="72"/>
    <meta:generator>LibreOffice/4.0.2.2$Linux_X86_64 LibreOffice_project/400m0$Build-2</meta:generator>
  </office:meta>
</office:document-meta>
</file>